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53000012CC00000767F70D1DE5.svm" manifest:media-type=""/>
  <manifest:file-entry manifest:full-path="Pictures/200000430000190F0000075D906B4458.svm" manifest:media-type=""/>
  <manifest:file-entry manifest:full-path="Pictures/2000003F000015A7000008D52837B84A.svm" manifest:media-type=""/>
  <manifest:file-entry manifest:full-path="Pictures/2000003F000012AE00000963B17B96A8.svm" manifest:media-type=""/>
  <manifest:file-entry manifest:full-path="Pictures/2000007600001D5C00000D54BB610AE6.svm" manifest:media-type=""/>
  <manifest:file-entry manifest:full-path="Pictures/20000058000015CA000006C509658BA8.svm" manifest:media-type=""/>
  <manifest:file-entry manifest:full-path="Pictures/2000003A00001206000006F80AAE084E.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86fba" officeooo:paragraph-rsid="00086fba"/>
    </style:style>
    <style:style style:name="P2" style:family="paragraph" style:parent-style-name="Standard">
      <style:text-properties style:text-underline-style="solid" style:text-underline-width="auto" style:text-underline-color="font-color" fo:font-weight="bold" officeooo:rsid="00086fba" officeooo:paragraph-rsid="00086fba" style:font-weight-asian="bold" style:font-weight-complex="bold"/>
    </style:style>
    <style:style style:name="P3" style:family="paragraph" style:parent-style-name="Standard">
      <style:text-properties fo:font-style="normal" style:text-underline-style="solid" style:text-underline-width="auto" style:text-underline-color="font-color" fo:font-weight="bold" officeooo:rsid="00086fba" officeooo:paragraph-rsid="00086fba" style:font-style-asian="normal" style:font-weight-asian="bold" style:font-style-complex="normal" style:font-weight-complex="bold"/>
    </style:style>
    <style:style style:name="P4" style:family="paragraph" style:parent-style-name="Standard">
      <style:text-properties style:text-underline-style="none" fo:font-weight="normal" officeooo:rsid="00086fba" officeooo:paragraph-rsid="00086fba" style:font-weight-asian="normal" style:font-weight-complex="normal"/>
    </style:style>
    <style:style style:name="P5" style:family="paragraph" style:parent-style-name="Text_20_body">
      <style:text-properties style:text-underline-style="solid" style:text-underline-width="auto" style:text-underline-color="font-color" fo:font-weight="normal" officeooo:rsid="00086fba" officeooo:paragraph-rsid="00086fba" style:font-weight-asian="normal" style:font-weight-complex="normal"/>
    </style:style>
    <style:style style:name="P6" style:family="paragraph" style:parent-style-name="Text_20_body">
      <style:text-properties style:text-underline-style="solid" style:text-underline-width="auto" style:text-underline-color="font-color" fo:font-weight="bold" officeooo:rsid="00086fba" officeooo:paragraph-rsid="00086fba" style:font-weight-asian="bold" style:font-weight-complex="bold"/>
    </style:style>
    <style:style style:name="P7" style:family="paragraph" style:parent-style-name="Text_20_body">
      <style:text-properties fo:font-weight="bold" officeooo:paragraph-rsid="00086fba" style:font-weight-asian="bold" style:font-weight-complex="bold"/>
    </style:style>
    <style:style style:name="P8" style:family="paragraph" style:parent-style-name="Text_20_body">
      <style:text-properties style:text-underline-style="none" fo:font-weight="normal" officeooo:rsid="00086fba" officeooo:paragraph-rsid="00086fba" style:font-weight-asian="normal" style:font-weight-complex="normal"/>
    </style:style>
    <style:style style:name="P9" style:family="paragraph" style:parent-style-name="Text_20_body">
      <style:text-properties fo:font-size="16pt" fo:font-style="normal" style:text-underline-style="solid" style:text-underline-width="auto" style:text-underline-color="font-color" fo:font-weight="bold" officeooo:rsid="00091f12" officeooo:paragraph-rsid="00091f12" style:font-size-asian="16pt" style:font-style-asian="normal" style:font-weight-asian="bold" style:font-size-complex="16pt" style:font-style-complex="normal" style:font-weight-complex="bold"/>
    </style:style>
    <style:style style:name="P10" style:family="paragraph" style:parent-style-name="Text_20_body">
      <style:text-properties fo:font-size="12pt" fo:font-style="normal" style:text-underline-style="none" fo:font-weight="normal" officeooo:rsid="00091f12" style:font-size-asian="12pt" style:font-style-asian="normal" style:font-weight-asian="normal" style:font-size-complex="12pt" style:font-style-complex="normal" style:font-weight-complex="normal"/>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7" style:family="text">
      <style:text-properties officeooo:rsid="00091f12"/>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style:mirror="none"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75cm" fo:min-width="0.49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3"/><text:span text:style-name="T6">VOICE CONTROLLED WHEEL CHAIR</text:span></text:p>
      <text:p text:style-name="P1"/>
      <text:p text:style-name="P3">ABSTRACT:</text:p>
      <text:p text:style-name="P1">In this work, in order to support physically handicapped persons a low cost voice controlled wheelchair is proposed. The person can control the wheelchair by voice commands. This paper presents the proposal, design and implementation of a microcontroller based voice controlled wheelchair. As speech is the preferred mode of operation for human being, this work intends to </text:p>
      <text:p text:style-name="P1">make the voice oriented command words for controlling wheelchair. Voice recognition module has to be added to the wireless network. The voice command is a person independent. The system comprises of transmitting and receiving module. </text:p>
      <text:p text:style-name="P2">WORKING PRINCIPLE:</text:p>
      <text:p text:style-name="P4">In this system our input is voice which is <text:s/>given by humanbeing.First we have to connect bluetooth module to the android mobile because bluetooth module is medium to transmit our voice to the aurdino uno microcontroller.When we give voice commands first it will received by mobile phone after that it will transmitted to aurdino microconroller through bluetooth module.Before doing all this things first i have to dump the code into the aurdino microcontroller.When our commands are <text:s/>received by aurdino it drive the motors according to our commands.</text:p>
      <text:p text:style-name="P3">BLOCK DIAGRAM:</text:p>
      <text:p text:style-name="P3"/>
      <text:p text:style-name="P1"><draw:g text:anchor-type="paragraph" draw:z-index="0" draw:style-name="gr1"><draw:frame draw:style-name="gr2" svg:width="3.012cm" svg:height="1.123cm" svg:x="-0.078cm" svg:y="0.155cm"><draw:image xlink:href="Pictures/2000003A00001206000006F80AAE084E.svm" xlink:type="simple" xlink:show="embed" xlink:actuate="onLoad"><text:p/></draw:image></draw:frame><draw:frame draw:style-name="gr2" svg:width="4.901cm" svg:height="2.151cm" svg:x="-0.272cm" svg:y="2.66cm"><draw:image xlink:href="Pictures/2000007600001D5C00000D54BB610AE6.svm" xlink:type="simple" xlink:show="embed" xlink:actuate="onLoad"><text:p/></draw:image></draw:frame><draw:frame draw:style-name="gr2" svg:width="3.119cm" svg:height="1.512cm" svg:x="5.365cm" svg:y="3.145cm"><draw:image xlink:href="Pictures/2000003F000012AE00000963B17B96A8.svm" xlink:type="simple" xlink:show="embed" xlink:actuate="onLoad"><text:p/></draw:image></draw:frame><draw:frame draw:style-name="gr2" svg:width="3.613cm" svg:height="1.422cm" svg:x="8.999cm" svg:y="3.228cm"><draw:image xlink:href="Pictures/2000003F000015A7000008D52837B84A.svm" xlink:type="simple" xlink:show="embed" xlink:actuate="onLoad"><text:p/></draw:image></draw:frame><draw:frame draw:style-name="gr2" svg:width="4.185cm" svg:height="1.183cm" svg:x="13.483cm" svg:y="3.263cm"><draw:image xlink:href="Pictures/200000430000190F0000075D906B4458.svm" xlink:type="simple" xlink:show="embed" xlink:actuate="onLoad"><text:p/></draw:image></draw:frame><draw:frame draw:style-name="gr2" svg:width="3.142cm" svg:height="1.191cm" svg:x="14.141cm" svg:y="1.324cm"><draw:image xlink:href="Pictures/20000053000012CC00000767F70D1DE5.svm" xlink:type="simple" xlink:show="embed" xlink:actuate="onLoad"><text:p/></draw:image></draw:frame><draw:frame draw:style-name="gr2" svg:width="3.638cm" svg:height="1.093cm" svg:x="13.88cm" svg:y="5.258cm"><draw:image xlink:href="Pictures/20000058000015CA000006C509658BA8.svm" xlink:type="simple" xlink:show="embed" xlink:actuate="onLoad"><text:p/></draw:image></draw:frame><draw:custom-shape draw:style-name="gr3" draw:text-style-name="P11" svg:width="0.653cm" svg:height="1.336cm" svg:x="1.084cm" svg:y="1.3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11" svg:width="0.738cm" svg:height="0.384cm" svg:x="4.628cm" svg:y="3.76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1" svg:width="0.516cm" svg:height="0.378cm" svg:x="8.484cm" svg:y="3.8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1" svg:width="0.872cm" svg:height="0.378cm" svg:x="12.611cm" svg:y="3.8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1" svg:width="0.391cm" svg:height="0.814cm" svg:x="15.45cm" svg:y="4.44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3" draw:text-style-name="P11" svg:width="0.521cm" svg:height="0.749cm" svg:x="15.319cm" svg:y="2.51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1" svg:width="2.871cm" svg:height="1.576cm" svg:x="11.012cm" svg:y="4.775cm"><text:p/><draw:enhanced-geometry svg:viewBox="0 0 841 854" draw:mirror-horizontal="false" draw:mirror-vertical="false" draw:type="non-primitive" draw:enhanced-path="M 517 247 L 517 415 264 415 264 0 0 0 0 680 517 680 517 854 841 547 517 247 Z N"/></draw:custom-shape><draw:custom-shape draw:style-name="gr4" draw:text-style-name="P11" svg:width="2.869cm" svg:height="1.576cm" svg:x="11.012cm" svg:y="4.775cm"><text:p/><draw:enhanced-geometry svg:viewBox="0 0 841 854" draw:mirror-horizontal="false" draw:mirror-vertical="false" draw:type="non-primitive" draw:enhanced-path="M 517 247 L 517 415 264 415 264 0 0 0 0 680 517 680 517 854 841 547 517 247 Z N"/></draw:custom-shape><draw:custom-shape draw:style-name="gr4" draw:text-style-name="P11" svg:width="2.869cm" svg:height="1.576cm" svg:x="11.012cm" svg:y="4.775cm"><text:p/><draw:enhanced-geometry svg:viewBox="0 0 841 854" draw:mirror-horizontal="false" draw:mirror-vertical="false" draw:type="non-primitive" draw:enhanced-path="M 517 247 L 517 415 264 415 264 0 0 0 0 680 517 680 517 854 841 547 517 247 Z N"/></draw:custom-shape><draw:custom-shape draw:style-name="gr4" draw:text-style-name="P11" svg:width="2.872cm" svg:height="1.576cm" svg:x="11.008cm" svg:y="4.773cm"><text:p/><draw:enhanced-geometry svg:viewBox="0 0 841 854" draw:mirror-horizontal="false" draw:mirror-vertical="false" draw:type="non-primitive" draw:enhanced-path="M 517 247 L 517 415 264 415 264 0 0 0 0 680 517 680 517 854 841 547 517 247 Z N"/></draw:custom-shape><draw:custom-shape draw:style-name="gr4" draw:text-style-name="P11" svg:width="3.264cm" svg:height="1.728cm" svg:x="10.878cm" svg:y="1.501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g></text:p>
      <text:p text:style-name="P1">KJSAJ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DVANTAGES:</text:p>
      <text:p text:style-name="P7"/>
      <text:p text:style-name="P7"><text:span text:style-name="T3">1</text:span>.<text:span text:style-name="T3">Low cost.</text:span></text:p>
      <text:p text:style-name="P5">2<text:span text:style-name="T4">.Reducing human effor</text:span>t.</text:p>
      <text:p text:style-name="P5">3.<text:span text:style-name="T4">It reduces risk.</text:span></text:p>
      <text:p text:style-name="P8">4.no need of other person.</text:p>
      <text:p text:style-name="P5"><text:span text:style-name="T1">DISADVANTAGES</text:span>:</text:p>
      <text:p text:style-name="P8">1.It will not work <text:span text:style-name="T7">properly </text:span>under noise codition.</text:p>
      <text:p text:style-name="P9">Challenges faced:<text:span text:style-name="T5"> </text:span></text:p>
      <text:p text:style-name="P10">1.Mobile phone have some delay to take <text:s/>voice commands.</text:p>
      <text:p text:style-name="P8"/>
      <text:p text:style-name="P6"><text:soft-page-break/>APPLICATIONS:</text:p>
      <text:p text:style-name="P8">1.Command and control of home appliances.</text:p>
      <text:p text:style-name="P8">2.speech and voice recognition security system(voice password).</text:p>
      <text:p text:style-name="P8">3.speech controlled appliances and toys.</text:p>
      <text:p text:style-name="P8">4.speed assisted computer games.</text:p>
      <text:p text:style-name="P8"/>
      <text:p text:style-name="P8"/>
      <text:p text:style-name="P8"><text:span text:style-name="T2">CONCLUSION</text:span><text:span text:style-name="T1">:</text:span>This project pays to the self-dependency of physically challenged, handicapped and paralyzed and older people. This wheelchair can be used to help handicapped people, especially those who are not able to move. </text:p>
      <text:p text:style-name="P9">Cost of the project:<text:span text:style-name="T5"> Rs.1300/-</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11:07:00.294964883</meta:creation-date>
    <dc:date>2017-03-27T21:24:49.288332527</dc:date>
    <meta:editing-duration>P0D</meta:editing-duration>
    <meta:editing-cycles>3</meta:editing-cycles>
    <meta:generator>LibreOffice/4.2.7.2$Linux_x86 LibreOffice_project/420m0$Build-2</meta:generator>
    <meta:document-statistic meta:table-count="0" meta:image-count="0" meta:object-count="0" meta:page-count="2" meta:paragraph-count="24" meta:word-count="283" meta:character-count="1931" meta:non-whitespace-character-count="1632"/>
  </office:meta>
</office:document-meta>
</file>